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2003">
            <text:p>2003</text:p>
          </table:table-cell>
          <table:table-cell office:value-type="float" office:value="430">
            <text:p>430</text:p>
          </table:table-cell>
          <table:table-cell office:value-type="float" office:value="89">
            <text:p>89</text:p>
          </table:table-cell>
          <table:table-cell table:formula="of:=[.B1]/[.C1]" office:value-type="float" office:value="4.8314606741573">
            <text:p>4.8314606742</text:p>
          </table:table-cell>
          <table:table-cell table:number-columns-repeated="6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56">
            <text:p>556</text:p>
          </table:table-cell>
          <table:table-cell office:value-type="float" office:value="115">
            <text:p>115</text:p>
          </table:table-cell>
          <table:table-cell table:formula="of:=[.B2]/[.C2]" office:value-type="float" office:value="4.83478260869565">
            <text:p>4.8347826087</text:p>
          </table:table-cell>
          <table:table-cell table:number-columns-repeated="6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67">
            <text:p>567</text:p>
          </table:table-cell>
          <table:table-cell office:value-type="float" office:value="145">
            <text:p>145</text:p>
          </table:table-cell>
          <table:table-cell table:formula="of:=[.B3]/[.C3]" office:value-type="float" office:value="3.91034482758621">
            <text:p>3.9103448276</text:p>
          </table:table-cell>
          <table:table-cell table:number-columns-repeated="6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41">
            <text:p>641</text:p>
          </table:table-cell>
          <table:table-cell office:value-type="float" office:value="160">
            <text:p>160</text:p>
          </table:table-cell>
          <table:table-cell table:formula="of:=[.B4]/[.C4]" office:value-type="float" office:value="4.00625">
            <text:p>4.00625</text:p>
          </table:table-cell>
          <table:table-cell table:number-columns-repeated="6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31">
            <text:p>631</text:p>
          </table:table-cell>
          <table:table-cell office:value-type="float" office:value="136">
            <text:p>136</text:p>
          </table:table-cell>
          <table:table-cell table:formula="of:=[.B5]/[.C5]" office:value-type="float" office:value="4.63970588235294">
            <text:p>4.6397058824</text:p>
          </table:table-cell>
          <table:table-cell table:number-columns-repeated="6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09">
            <text:p>709</text:p>
          </table:table-cell>
          <table:table-cell office:value-type="float" office:value="189">
            <text:p>189</text:p>
          </table:table-cell>
          <table:table-cell table:formula="of:=[.B6]/[.C6]" office:value-type="float" office:value="3.75132275132275">
            <text:p>3.7513227513</text:p>
          </table:table-cell>
          <table:table-cell table:number-columns-repeated="6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67">
            <text:p>667</text:p>
          </table:table-cell>
          <table:table-cell office:value-type="float" office:value="176">
            <text:p>176</text:p>
          </table:table-cell>
          <table:table-cell table:formula="of:=[.B7]/[.C7]" office:value-type="float" office:value="3.78977272727273">
            <text:p>3.7897727273</text:p>
          </table:table-cell>
          <table:table-cell table:number-columns-repeated="6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59">
            <text:p>759</text:p>
          </table:table-cell>
          <table:table-cell office:value-type="float" office:value="181">
            <text:p>181</text:p>
          </table:table-cell>
          <table:table-cell table:formula="of:=[.B8]/[.C8]" office:value-type="float" office:value="4.19337016574586">
            <text:p>4.1933701657</text:p>
          </table:table-cell>
          <table:table-cell table:number-columns-repeated="6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802">
            <text:p>802</text:p>
          </table:table-cell>
          <table:table-cell office:value-type="float" office:value="181">
            <text:p>181</text:p>
          </table:table-cell>
          <table:table-cell table:formula="of:=[.B9]/[.C9]" office:value-type="float" office:value="4.43093922651934">
            <text:p>4.4309392265</text:p>
          </table:table-cell>
          <table:table-cell table:number-columns-repeated="6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828">
            <text:p>828</text:p>
          </table:table-cell>
          <table:table-cell office:value-type="float" office:value="192">
            <text:p>192</text:p>
          </table:table-cell>
          <table:table-cell table:formula="of:=[.B10]/[.C10]" office:value-type="float" office:value="4.3125">
            <text:p>4.312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Лист1.Q33" table:end-x="0.2634in" table:end-y="0.0106in" draw:z-index="0" draw:style-name="gr1" svg:width="6.3in" svg:height="3.5457in" svg:x="0.1866in" svg:y="0.0213in">
              <draw:object draw:notify-on-update-of-ranges="Лист1.B1:Лист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0"/>
        </table:table-row>
        <table:table-row table:style-name="ro1">
          <table:table-cell>
            <draw:frame table:end-cell-address="Лист1.H35" table:end-x="0.0772in" table:end-y="0.1362in" draw:z-index="1" draw:style-name="gr1" svg:width="6.3in" svg:height="3.5457in" svg:x="0in" svg:y="0.1469in">
              <draw:object draw:notify-on-update-of-ranges="Лист1.C1:Лист1.C10 Лист1.B1:Лист1.B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4">
          <table:table-cell table:number-columns-repeated="10"/>
        </table:table-row>
        <table:table-row table:style-name="ro2">
          <table:table-cell/>
          <table:table-cell office:value-type="string">
            <text:p>Finkelstein AV</text:p>
          </table:table-cell>
          <table:table-cell/>
          <table:table-cell office:value-type="string">
            <text:p>109 total</text:p>
          </table:table-cell>
          <table:table-cell/>
          <table:table-cell office:value-type="string">
            <text:p>protein folding 30</text:p>
          </table:table-cell>
          <table:table-cell/>
          <table:table-cell office:value-type="string">
            <text:p>+amyloid 2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5/21/2019</text:date>, <text:time>16:40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5-20T15:27:26.77</meta:creation-date>
    <dc:date>2019-05-21T16:40:37.81</dc:date>
    <meta:editing-duration>PT15H51M10S</meta:editing-duration>
    <meta:editing-cycles>3</meta:editing-cycles>
    <meta:generator>OpenOffice.org/3.3$Win32 OpenOffice.org_project/330m20$Build-9567</meta:generator>
    <meta:document-statistic meta:table-count="3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area" chart:style-name="ch1">
        <chart:legend chart:legend-position="end" svg:x="13.554cm" svg:y="4.195cm" chart:style-name="ch2"/>
        <chart:plot-area chart:style-name="ch3" table:cell-range-address="Лист1.B1:Лист1.B10" svg:x="0.77cm" svg:y="0.855cm" svg:width="12.144cm" svg:height="7.552cm">
          <chartooo:coordinate-region svg:x="1.577cm" svg:y="1.067cm" svg:width="11.1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10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">
                <text:p>430</text:p>
                <draw:g>
                  <svg:desc>Лист1.B1:Лист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area" chart:column-mapping="1 0" chart:style-name="ch1">
        <chart:legend chart:legend-position="end" svg:x="13.554cm" svg:y="3.957cm" chart:style-name="ch2"/>
        <chart:plot-area chart:style-name="ch3" table:cell-range-address="Лист1.B1:Лист1.C10" svg:x="0.77cm" svg:y="0.855cm" svg:width="12.144cm" svg:height="7.552cm">
          <chartooo:coordinate-region svg:x="1.577cm" svg:y="1.067cm" svg:width="11.1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1:Лист1.C10" chart:class="chart:area">
            <chart:data-point chart:repeated="10"/>
          </chart:series>
          <chart:series chart:style-name="ch7" chart:values-cell-range-address="Лист1.B1:Лист1.B10" chart:class="chart:area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Лист1.C1:Лист1.C10</svg:desc>
                </draw:g>
              </table:table-cell>
              <table:table-cell office:value-type="float" office:value="430">
                <text:p>430</text:p>
                <draw:g>
                  <svg:desc>Лист1.B1:Лист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">
                <text:p>18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">
                <text:p>18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">
                <text:p>192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